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3</text:p>
          </table:table-cell>
          <table:table-cell office:value-type="string">
            <text:p>Spraying Particles...</text:p>
          </table:table-cell>
          <table:table-cell office:value-type="string">
            <text:p>Esparciendo Particulas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...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warning_invalid_building</text:p>
          </table:table-cell>
          <table:table-cell office:value-type="string">
            <text:p>Cannot place this building here!</text:p>
          </table:table-cell>
          <table:table-cell office:value-type="string">
            <text:p>No se puede colocar esta estructura aquí!</text:p>
          </table:table-cell>
        </table:table-row>
        <table:table-row table:style-name="ro1">
          <table:table-cell office:value-type="string">
            <text:p>warning_no_photo</text:p>
          </table:table-cell>
          <table:table-cell office:value-type="string">
            <text:p>There is no photos yet...</text:p>
          </table:table-cell>
          <table:table-cell office:value-type="string">
            <text:p>Aun no hay fotos aquí...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4">
          <table:table-cell office:value-type="string">
            <text:p>confirmation_exit</text:p>
          </table:table-cell>
          <table:table-cell office:value-type="string">
            <text:p>Are you sure you want to exit?</text:p>
            <text:p>Your aphids will miss you!</text:p>
          </table:table-cell>
          <table:table-cell office:value-type="string">
            <text:p>¿Estas seguro que quieres salir?</text:p>
            <text:p>Tus áfidos te echaran de menos!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5">
          <table:table-cell office:value-type="string">
            <text:p>controls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controls_align_to_grid</text:p>
          </table:table-cell>
          <table:table-cell office:value-type="string">
            <text:p>Align to Grid</text:p>
          </table:table-cell>
          <table:table-cell office:value-type="string">
            <text:p>Alinear al Cuadro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/Drop</text:p>
          </table:table-cell>
          <table:table-cell office:value-type="string">
            <text:p>Recoger/Soltar</text:p>
          </table:table-cell>
        </table:table-row>
        <table:table-row table:style-name="ro1">
          <table:table-cell office:value-type="string">
            <text:p>controls_pull</text:p>
          </table:table-cell>
          <table:table-cell office:value-type="string">
            <text:p>Pull Item</text:p>
          </table:table-cell>
          <table:table-cell office:value-type="string">
            <text:p>Sacar Objeto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buildmode_name</text:p>
          </table:table-cell>
          <table:table-cell office:value-type="string">
            <text:p>Build Mode</text:p>
          </table:table-cell>
          <table:table-cell office:value-type="string">
            <text:p>Modo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1">
          <table:table-cell office:value-type="string">
            <text:p>help_title</text:p>
          </table:table-cell>
          <table:table-cell office:value-type="string">
            <text:p>Aphid Basics and You - 101</text:p>
          </table:table-cell>
          <table:table-cell office:value-type="string">
            <text:p>Introducción al Cuidado de Áfido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you can click on an item to pull it, and press {1} to drop it.</text:p>
            <text:p>Use the latter to pickup stuff as well!</text:p>
          </table:table-cell>
          <table:table-cell office:value-type="string">
            <text:p>¡Bienvenido al Complejo! Empieza eclosionando tu primer Áfido.</text:p>
            <text:p>Presiona {0} para abrir el inventario, clickea en un item para sacarlo, y presiona {1} para dejarlo en el suelo.</text:p>
            <text:p>¡Este ultimo tambien se usa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enough [color=cyan]food and water[/color]!</text:p>
          </table:table-cell>
          <table:table-cell office:value-type="string">
            <text:p>Áfidos requieren de cuidado!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3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milk them for berries.</text:p>
            <text:p>The happier, the bigger the reward!</text:p>
          </table:table-cell>
          <table:table-cell office:value-type="string">
            <text:p>El dinero crece de los Áfidos, ¡literalmente!</text:p>
            <text:p>Interactua con áfidos [color=#e33d00]delineados[/color] para orderñarlos por bayas.</text:p>
            <text:p>Cuanto más felices esten, mejor la recompensa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cook diskes at the kitchen, where you can mix and match ingredients.</text:p>
            <text:p>Remember that your aphids have a unique preference for certain food types!</text:p>
          </table:table-cell>
          <table:table-cell office:value-type="string">
            <text:p>Puedes hacer platillos unicos en la cocina, donde puedes mezclar y combinar ingredientes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 You can watch their photos here too!</text:p>
          </table:table-cell>
          <table:table-cell office:value-type="string">
            <text:p>¿Quieres ver tu progreso? Abre el album generacional con {0} y admira todos</text:p>
            <text:p>los áfidos presentes y pasados bajo tu cuidado. Tambien puedes ver sus fotos aquí 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Here is the aphid's stat window, where you can see its needs and skills.</text:p>
            <text:p>You can easily rename an aphid by pressing the name, modyfing it and pressing Enter.</text:p>
          </table:table-cell>
          <table:table-cell office:value-type="string">
            <text:p>Esto es el estado de un áfidos, donde muestra sus necesidades y habilidades.</text:p>
            <text:p>Puedes renombrarlos facilmente, simplemente presiona su nombre, modificalo y presiona Enter.</text:p>
          </table:table-cell>
        </table:table-row>
        <table:table-row table:style-name="ro3">
          <table:table-cell office:value-type="string">
            <text:p>help_desc_7</text:p>
          </table:table-cell>
          <table:table-cell office:value-type="string">
            <text:p>Get a better view of your resort by pressing {0} and enter free camera mode!</text:p>
            <text:p>While in this mode, you can watch over your aphids.</text:p>
            <text:p>Here you can find the build menu, the furniture store, and other camera functions</text:p>
          </table:table-cell>
          <table:table-cell office:value-type="string">
            <text:p>¡Consigue una mejor vision del complejo presionando {0} para acceder al modo camara libre!</text:p>
            <text:p>En este modo, puedes supervisar tus áfidos de forma rapida.</text:p>
            <text:p>Puedes encontrar los menus de construcción, el catalogo de muebles, y otras funciones de camara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1">
          <table:table-cell office:value-type="string">
            <text:p>pause_warning</text:p>
          </table:table-cell>
          <table:table-cell office:value-type="string">
            <text:p>Progress is saved automatically when leaving!</text:p>
          </table:table-cell>
          <table:table-cell office:value-type="string">
            <text:p>El juego se guarda automaticamente al salir!</text:p>
          </table:table-cell>
        </table:table-row>
        <table:table-row table:style-name="ro6">
          <table:table-cell office:value-type="string">
            <text:p>credits_note</text:p>
          </table:table-cell>
          <table:table-cell office:value-type="string">
            <text:p>---------------------------------</text:p>
            <text:p>Created in the Godot 4 Engine</text:p>
            <text:p/>
            <text:p>SOUND ASSETS</text:p>
            <text:p/>
            <text:p>Stock sound effects from Pixabay</text:p>
            <text:p>16-bit SFX created with JSFXR</text:p>
            <text:p/>
            <text:p>SPECIAL THANKS</text:p>
            <text:p/>
            <text:p>Thanks to Leo for the funny 3D Aphid Model</text:p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</text:p>
          </table:table-cell>
          <table:table-cell office:value-type="string">
            <text:p>-------------------------------</text:p>
            <text:p>Hecho en Godot 4</text:p>
            <text:p/>
            <text:p>ARCHIVOS DE SONIDO</text:p>
            <text:p/>
            <text:p>Efectos de sonido de stock de parte de Pixabay</text:p>
            <text:p>16-bit SFX creado con JSFXR</text:p>
            <text:p/>
            <text:p>GRACIAS ESPECIALES</text:p>
            <text:p/>
            <text:p>A Leo por el modelo 3D del Afido</text:p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iseñados por mi Summer</text:p>
            <text:p>Caracteres y lugares vienen de Bug Fables: El Retoño Eterno de Moonsprout Games</text:p>
            <text:p>------------------------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os áfidos que has criado en tu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generations_favorite</text:p>
          </table:table-cell>
          <table:table-cell office:value-type="string">
            <text:p>Favorite Food:</text:p>
          </table:table-cell>
          <table:table-cell office:value-type="string">
            <text:p>Comida Favorita:</text:p>
          </table:table-cell>
        </table:table-row>
        <table:table-row table:style-name="ro1">
          <table:table-cell office:value-type="string">
            <text:p>trait_lazy</text:p>
          </table:table-cell>
          <table:table-cell office:value-type="string">
            <text:p>Lazy</text:p>
          </table:table-cell>
          <table:table-cell office:value-type="string">
            <text:p>Flojo</text:p>
          </table:table-cell>
        </table:table-row>
        <table:table-row table:style-name="ro1">
          <table:table-cell office:value-type="string">
            <text:p>trait_loyal</text:p>
          </table:table-cell>
          <table:table-cell office:value-type="string">
            <text:p>Loyal</text:p>
          </table:table-cell>
          <table:table-cell office:value-type="string">
            <text:p>Leal</text:p>
          </table:table-cell>
        </table:table-row>
        <table:table-row table:style-name="ro1">
          <table:table-cell office:value-type="string">
            <text:p>trait_pickyeater</text:p>
          </table:table-cell>
          <table:table-cell office:value-type="string">
            <text:p>Picky Eater</text:p>
          </table:table-cell>
          <table:table-cell office:value-type="string">
            <text:p>Paladar Quisquilloso</text:p>
          </table:table-cell>
        </table:table-row>
        <table:table-row table:style-name="ro1">
          <table:table-cell office:value-type="string">
            <text:p>trait_fertile</text:p>
          </table:table-cell>
          <table:table-cell office:value-type="string">
            <text:p>Fertile</text:p>
          </table:table-cell>
          <table:table-cell office:value-type="string">
            <text:p>Fértil</text:p>
          </table:table-cell>
        </table:table-row>
        <table:table-row table:style-name="ro1">
          <table:table-cell office:value-type="string">
            <text:p>trait_clumsy</text:p>
          </table:table-cell>
          <table:table-cell office:value-type="string">
            <text:p>Clumsy</text:p>
          </table:table-cell>
          <table:table-cell office:value-type="string">
            <text:p>Torpe</text:p>
          </table:table-cell>
        </table:table-row>
        <table:table-row table:style-name="ro1">
          <table:table-cell office:value-type="string">
            <text:p>trait_glutton</text:p>
          </table:table-cell>
          <table:table-cell office:value-type="string">
            <text:p>Glutton</text:p>
          </table:table-cell>
          <table:table-cell office:value-type="string">
            <text:p>Tragón</text:p>
          </table:table-cell>
        </table:table-row>
        <table:table-row table:style-name="ro1">
          <table:table-cell office:value-type="string">
            <text:p>trait_hyperactive</text:p>
          </table:table-cell>
          <table:table-cell office:value-type="string">
            <text:p>Hyperactive</text:p>
          </table:table-cell>
          <table:table-cell office:value-type="string">
            <text:p>Hiperactivo</text:p>
          </table:table-cell>
        </table:table-row>
        <table:table-row table:style-name="ro1">
          <table:table-cell office:value-type="string">
            <text:p>trait_heavysleeper</text:p>
          </table:table-cell>
          <table:table-cell office:value-type="string">
            <text:p>Heavy Sleeper</text:p>
          </table:table-cell>
          <table:table-cell office:value-type="string">
            <text:p>Sueño Profundo</text:p>
          </table:table-cell>
        </table:table-row>
        <table:table-row table:style-name="ro1">
          <table:table-cell office:value-type="string">
            <text:p>trait_lightsleeper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</table:table-row>
        <table:table-row table:style-name="ro1">
          <table:table-cell office:value-type="string">
            <text:p>trait_affectionate</text:p>
          </table:table-cell>
          <table:table-cell office:value-type="string">
            <text:p>Affectionate</text:p>
          </table:table-cell>
          <table:table-cell office:value-type="string">
            <text:p>Afectuoso</text:p>
          </table:table-cell>
        </table:table-row>
        <table:table-row table:style-name="ro1">
          <table:table-cell office:value-type="string">
            <text:p>trait_fastlearner</text:p>
          </table:table-cell>
          <table:table-cell office:value-type="string">
            <text:p>Fast Learner</text:p>
          </table:table-cell>
          <table:table-cell office:value-type="string">
            <text:p>Aprendiz Rapido</text:p>
          </table:table-cell>
        </table:table-row>
        <table:table-row table:style-name="ro1">
          <table:table-cell office:value-type="string">
            <text:p>trait_slowlearner</text:p>
          </table:table-cell>
          <table:table-cell office:value-type="string">
            <text:p>Slow Learner</text:p>
          </table:table-cell>
          <table:table-cell office:value-type="string">
            <text:p>Aprendiz Lento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table:number-columns-repeated="2" office:value-type="string">
            <text:p>Neutral</text:p>
          </table:table-cell>
        </table:table-row>
        <table:table-row table:style-name="ro1">
          <table:table-cell office:value-type="string">
            <text:p>store_buy</text:p>
          </table:table-cell>
          <table:table-cell office:value-type="string">
            <text:p>Buy Item</text:p>
          </table:table-cell>
          <table:table-cell office:value-type="string">
            <text:p>Comprar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Kut's Cooking Table</text:p>
          </table:table-cell>
          <table:table-cell office:value-type="string">
            <text:p>Cocina de Kut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Hand me some ingredients and see master cuisine for yourself.</text:p>
          </table:table-cell>
          <table:table-cell office:value-type="string">
            <text:p>Dame un par de ingredientes y observa a un maestro en su campo.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Here it is! A meal through and done, quality like you never seen before.</text:p>
          </table:table-cell>
          <table:table-cell office:value-type="string">
            <text:p>¡Dicho y hecho! <text:s/>Un platillo de un calibre que te deslumbrara.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...I could only do so much with such a poorly thought combo.</text:p>
          </table:table-cell>
          <table:table-cell office:value-type="string">
            <text:p>...No puedo hacer milagros, mucho menos con esto.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unknown_name</text:p>
          </table:table-cell>
          <table:table-cell table:number-columns-repeated="2" office:value-type="string">
            <text:p>???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's the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camera_spectating</text:p>
          </table:table-cell>
          <table:table-cell office:value-type="string">
            <text:p>Spectating:</text:p>
          </table:table-cell>
          <table:table-cell office:value-type="string">
            <text:p>Espectando: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's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bio_skill_stamina</text:p>
          </table:table-cell>
          <table:table-cell office:value-type="string">
            <text:p>Endurance</text:p>
          </table:table-cell>
          <table:table-cell office:value-type="string">
            <text:p>Resistencia</text:p>
          </table:table-cell>
        </table:table-row>
        <table:table-row table:style-name="ro1">
          <table:table-cell office:value-type="string">
            <text:p>bio_skill_strength</text:p>
          </table:table-cell>
          <table:table-cell office:value-type="string">
            <text:p>Strength</text:p>
          </table:table-cell>
          <table:table-cell office:value-type="string">
            <text:p>Fuerza</text:p>
          </table:table-cell>
        </table:table-row>
        <table:table-row table:style-name="ro1">
          <table:table-cell office:value-type="string">
            <text:p>bio_skill_intelligence</text:p>
          </table:table-cell>
          <table:table-cell office:value-type="string">
            <text:p>Intelligence</text:p>
          </table:table-cell>
          <table:table-cell office:value-type="string">
            <text:p>Inteligencia</text:p>
          </table:table-cell>
        </table:table-row>
        <table:table-row table:style-name="ro1">
          <table:table-cell office:value-type="string">
            <text:p>bio_skill_speed</text:p>
          </table:table-cell>
          <table:table-cell office:value-type="string">
            <text:p>Agility</text:p>
          </table:table-cell>
          <table:table-cell office:value-type="string">
            <text:p>Agilidad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ickup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Drop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Talk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Harves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Align (Hold)</text:p>
          </table:table-cell>
          <table:table-cell office:value-type="string">
            <text:p>Alinear (Mantener)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Open Menu</text:p>
          </table:table-cell>
          <table:table-cell office:value-type="string">
            <text:p>Abrir Menu</text:p>
          </table:table-cell>
        </table:table-row>
        <table:table-row table:style-name="ro1">
          <table:table-cell office:value-type="string">
            <text:p>prompt_show_info</text:p>
          </table:table-cell>
          <table:table-cell office:value-type="string">
            <text:p>Show</text:p>
          </table:table-cell>
          <table:table-cell office:value-type="string">
            <text:p>Mostar</text:p>
          </table:table-cell>
        </table:table-row>
        <table:table-row table:style-name="ro1">
          <table:table-cell office:value-type="string">
            <text:p>prompt_close_info</text:p>
          </table:table-cell>
          <table:table-cell office:value-type="string">
            <text:p>Close</text:p>
          </table:table-cell>
          <table:table-cell office:value-type="string">
            <text:p>Cerrar</text:p>
          </table:table-cell>
        </table:table-row>
        <table:table-row table:style-name="ro1">
          <table:table-cell office:value-type="string">
            <text:p>game_over_0</text:p>
          </table:table-cell>
          <table:table-cell office:value-type="string">
            <text:p>It seems you have ran out of aphids.</text:p>
          </table:table-cell>
          <table:table-cell office:value-type="string">
            <text:p>Parece que te has quededo sin áfidos.</text:p>
          </table:table-cell>
        </table:table-row>
        <table:table-row table:style-name="ro1">
          <table:table-cell office:value-type="string">
            <text:p>game_over_1</text:p>
          </table:table-cell>
          <table:table-cell office:value-type="string">
            <text:p>You aren't <text:s/>really good at this, are you?</text:p>
          </table:table-cell>
          <table:table-cell office:value-type="string">
            <text:p>No eres muy bueno en esto, verdad?</text:p>
          </table:table-cell>
        </table:table-row>
        <table:table-row table:style-name="ro1">
          <table:table-cell office:value-type="string">
            <text:p>game_over_2</text:p>
          </table:table-cell>
          <table:table-cell office:value-type="string">
            <text:p>Try doing better with this one.</text:p>
          </table:table-cell>
          <table:table-cell office:value-type="string">
            <text:p>Intenta hacerlo mejor con el siguient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1">01/05/2025</text:date>, <text:time>02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5-01T02:13:26.21</dc:date>
    <dc:creator>Summer </dc:creator>
    <meta:editing-duration>P1DT4H37M30S</meta:editing-duration>
    <meta:editing-cycles>113</meta:editing-cycles>
    <meta:document-statistic meta:table-count="1" meta:cell-count="446" meta:object-count="0"/>
  </office:meta>
</office:document-meta>
</file>